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0000000400C24D232E6AC0BD06.png" manifest:media-type="image/png"/>
  <manifest:file-entry manifest:full-path="Pictures/1000000000000400000004002DE2F8A35B3BA8B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ffff00" fo:padding="0cm" fo:border="none" style:writing-mode="page">
        <style:background-image/>
      </style:table-cell-properties>
    </style:style>
    <style:style style:name="Table1.A2" style:family="table-cell">
      <style:table-cell-properties fo:padding="0cm" fo:border="none" style:writing-mode="page"/>
    </style:style>
    <style:style style:name="Table1.B2" style:family="table-cell">
      <style:table-cell-properties fo:padding="0cm" fo:border="none" style:writing-mode="page"/>
    </style:style>
    <style:style style:name="Table1.A3" style:family="table-cell">
      <style:table-cell-properties fo:padding="0cm" fo:border="none" style:writing-mode="page"/>
    </style:style>
    <style:style style:name="Table1.B3" style:family="table-cell">
      <style:table-cell-properties fo:padding="0cm" fo:border="none" style:writing-mode="page"/>
    </style:style>
    <style:style style:name="Table1.A4" style:family="table-cell">
      <style:table-cell-properties fo:padding="0cm" fo:border="none" style:writing-mode="page"/>
    </style:style>
    <style:style style:name="Table1.B4" style:family="table-cell">
      <style:table-cell-properties fo:padding="0cm" fo:border="none" style:writing-mode="page"/>
    </style:style>
    <style:style style:name="Table1.A5" style:family="table-cell">
      <style:table-cell-properties fo:padding="0cm" fo:border="none" style:writing-mode="page"/>
    </style:style>
    <style:style style:name="Table1.B5" style:family="table-cell">
      <style:table-cell-properties fo:padding="0cm" fo:border="none" style:writing-mode="page"/>
    </style:style>
    <style:style style:name="Table1.A6" style:family="table-cell">
      <style:table-cell-properties fo:padding="0cm" fo:border="none" style:writing-mode="page"/>
    </style:style>
    <style:style style:name="Table1.B6" style:family="table-cell">
      <style:table-cell-properties fo:padding="0cm" fo:border="none" style:writing-mode="page"/>
    </style:style>
    <style:style style:name="Table1.A7" style:family="table-cell">
      <style:table-cell-properties fo:padding="0cm" fo:border="none" style:writing-mode="page"/>
    </style:style>
    <style:style style:name="Table1.B7" style:family="table-cell">
      <style:table-cell-properties fo:padding="0cm" fo:border="none" style:writing-mode="page"/>
    </style:style>
    <style:style style:name="P1" style:family="paragraph" style:parent-style-name="Header">
      <style:paragraph-properties fo:text-align="end" style:justify-single-word="false"/>
      <style:text-properties fo:color="#ff0000" loext:opacity="100%" fo:font-size="20pt" style:text-underline-style="solid" style:text-underline-width="auto" style:text-underline-color="font-color" fo:font-weight="bold" officeooo:rsid="00191226" officeooo:paragraph-rsid="00191226" style:font-size-asian="20pt" style:font-weight-asian="bold" style:font-size-complex="20pt" style:font-weight-complex="bold"/>
    </style:style>
    <style:style style:name="P2" style:family="paragraph" style:parent-style-name="Header">
      <style:paragraph-properties fo:text-align="end" style:justify-single-word="false"/>
      <style:text-properties officeooo:rsid="00191226" officeooo:paragraph-rsid="00191226"/>
    </style:style>
    <style:style style:name="P3" style:family="paragraph" style:parent-style-name="Footer">
      <style:paragraph-properties fo:text-align="end" style:justify-single-word="false"/>
      <style:text-properties officeooo:rsid="001b25b6" officeooo:paragraph-rsid="001b25b6"/>
    </style:style>
    <style:style style:name="P4" style:family="paragraph" style:parent-style-name="Standard">
      <style:paragraph-properties fo:text-align="justify" style:justify-single-word="false"/>
      <style:text-properties style:font-name="arial" fo:font-size="12pt" officeooo:rsid="00191226" officeooo:paragraph-rsid="00191226" style:font-size-asian="10.5pt" style:font-size-complex="12pt"/>
    </style:style>
    <style:style style:name="P5" style:family="paragraph" style:parent-style-name="Table_20_Contents">
      <style:paragraph-properties fo:text-align="justify" style:justify-single-word="false"/>
      <style:text-properties style:font-name="arial" fo:font-size="12pt" officeooo:rsid="00191226" officeooo:paragraph-rsid="00191226" style:font-size-asian="10.5pt" style:font-size-complex="12pt"/>
    </style:style>
    <style:style style:name="P6" style:family="paragraph" style:parent-style-name="Standard">
      <style:paragraph-properties fo:text-align="justify" style:justify-single-word="false"/>
      <style:text-properties style:font-name="arial" fo:font-size="12pt" officeooo:rsid="00197401" officeooo:paragraph-rsid="00197401" style:font-size-asian="10.5pt" style:font-size-complex="12pt"/>
    </style:style>
    <style:style style:name="P7" style:family="paragraph" style:parent-style-name="Table_20_Contents">
      <style:paragraph-properties fo:text-align="justify" style:justify-single-word="false"/>
      <style:text-properties style:font-name="arial" fo:font-size="12pt" officeooo:rsid="00197401" officeooo:paragraph-rsid="00197401" style:font-size-asian="10.5pt" style:font-size-complex="12pt"/>
    </style:style>
    <style:style style:name="P8" style:family="paragraph" style:parent-style-name="Standard">
      <style:paragraph-properties fo:text-align="justify" style:justify-single-word="false"/>
      <style:text-properties style:font-name="arial" fo:font-size="12pt" officeooo:rsid="001b25b6" officeooo:paragraph-rsid="001b25b6" style:font-size-asian="10.5pt" style:font-size-complex="12pt"/>
    </style:style>
    <style:style style:name="P9" style:family="paragraph" style:parent-style-name="Text_20_body">
      <style:text-properties style:font-name="arial" fo:font-size="12pt" fo:font-weight="normal" officeooo:rsid="001cf61e" officeooo:paragraph-rsid="001cf61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5pt" fo:font-weight="bold" officeooo:rsid="00191226" officeooo:paragraph-rsid="00191226"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arial" fo:font-size="15pt" fo:font-weight="bold" officeooo:rsid="00197401" officeooo:paragraph-rsid="00197401" style:font-size-asian="15pt" style:font-weight-asian="bold" style:font-size-complex="15pt" style:font-weight-complex="bold"/>
    </style:style>
    <style:style style:name="P12" style:family="paragraph" style:parent-style-name="Text_20_body">
      <style:text-properties style:font-name="arial" fo:font-size="15pt" fo:font-weight="bold" officeooo:rsid="001cf61e" officeooo:paragraph-rsid="001cf61e" style:font-size-asian="15pt" style:font-weight-asian="bold" style:font-size-complex="15pt" style:font-weight-complex="bold"/>
    </style:style>
    <style:style style:name="P13" style:family="paragraph" style:parent-style-name="Standard">
      <style:paragraph-properties fo:text-align="justify" style:justify-single-word="false"/>
      <style:text-properties style:font-name="arial" officeooo:paragraph-rsid="001b25b6"/>
    </style:style>
    <style:style style:name="P14" style:family="paragraph" style:parent-style-name="Text_20_body">
      <style:paragraph-properties fo:text-align="justify" style:justify-single-word="false"/>
      <style:text-properties style:font-name="arial" officeooo:paragraph-rsid="001b25b6"/>
    </style:style>
    <style:style style:name="P15" style:family="paragraph" style:parent-style-name="Table_20_Contents">
      <style:paragraph-properties fo:text-align="justify" style:justify-single-word="false"/>
      <style:text-properties style:font-name="arial" fo:font-size="14pt" fo:font-weight="bold" officeooo:rsid="00191226" officeooo:paragraph-rsid="00191226" style:font-size-asian="14pt" style:font-weight-asian="bold" style:font-size-complex="14pt" style:font-weight-complex="bold"/>
    </style:style>
    <style:style style:name="P16" style:family="paragraph" style:parent-style-name="Text_20_body">
      <style:text-properties style:font-name="arial"/>
    </style:style>
    <style:style style:name="P17" style:family="paragraph" style:parent-style-name="Text_20_body">
      <style:text-properties officeooo:rsid="001cf61e" officeooo:paragraph-rsid="001cf61e"/>
    </style:style>
    <style:style style:name="P18" style:family="paragraph" style:parent-style-name="Standard">
      <style:paragraph-properties fo:text-align="justify" style:justify-single-word="false"/>
      <style:text-properties officeooo:paragraph-rsid="001b25b6"/>
    </style:style>
    <style:style style:name="P19" style:family="paragraph" style:parent-style-name="Text_20_body">
      <style:text-properties officeooo:paragraph-rsid="001cf61e"/>
    </style:style>
    <style:style style:name="P20" style:family="paragraph" style:parent-style-name="Standard">
      <style:paragraph-properties fo:text-align="justify" style:justify-single-word="false"/>
      <style:text-properties style:font-name="arial" fo:font-size="15pt" fo:font-weight="bold" officeooo:rsid="001b25b6" officeooo:paragraph-rsid="001b25b6"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arial" fo:font-size="12pt" fo:font-weight="normal" officeooo:rsid="001b25b6" officeooo:paragraph-rsid="001b25b6"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e5ac9" style:font-weight-asian="bold" style:font-weight-complex="bold"/>
    </style:style>
    <style:style style:name="T3" style:family="text">
      <style:text-properties style:font-name="arial"/>
    </style:style>
    <style:style style:name="T4" style:family="text">
      <style:text-properties style:font-name="arial" fo:font-size="15pt" fo:font-weight="bold" officeooo:rsid="001b25b6" style:font-size-asian="15pt" style:font-weight-asian="bold" style:font-size-complex="15pt" style:font-weight-complex="bold"/>
    </style:style>
    <style:style style:name="T5" style:family="text">
      <style:text-properties style:font-name="arial" fo:font-size="15pt" fo:font-weight="bold" officeooo:rsid="001cf61e" style:font-size-asian="15pt" style:font-weight-asian="bold" style:font-size-complex="15pt" style:font-weight-complex="bold"/>
    </style:style>
    <style:style style:name="T6" style:family="text">
      <style:text-properties style:font-name="arial" officeooo:rsid="001e5ac9"/>
    </style:style>
    <style:style style:name="T7" style:family="text">
      <style:text-properties style:font-name="arial" officeooo:rsid="001fb808"/>
    </style:style>
    <style:style style:name="T8" style:family="text">
      <style:text-properties style:font-name="arial" officeooo:rsid="002170cf"/>
    </style:style>
    <style:style style:name="T9" style:family="text">
      <style:text-properties officeooo:rsid="00197401"/>
    </style:style>
    <style:style style:name="T10" style:family="text">
      <style:text-properties officeooo:rsid="001b25b6"/>
    </style:style>
    <style:style style:name="T11" style:family="text">
      <style:text-properties fo:font-size="12pt" officeooo:rsid="001b25b6" style:font-size-asian="10.5pt" style:font-size-complex="12pt"/>
    </style:style>
    <style:style style:name="T12" style:family="text">
      <style:text-properties style:text-underline-style="solid" style:text-underline-width="auto" style:text-underline-color="font-color"/>
    </style:style>
    <style:style style:name="T13" style:family="text">
      <style:text-properties officeooo:rsid="002170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Objetivo da Reunião</text:p>
      <text:p text:style-name="P4"/>
      <text:p text:style-name="P4">Discutir e recolher os requisitos para o desenvolvimento de um sistema de gestão de alugueres de veículos para <text:span text:style-name="T9">as S</text:span>tands.</text:p>
      <text:p text:style-name="P4"/>
      <text:p text:style-name="P4"/>
      <text:p text:style-name="P10">2. Participantes Presentes</text:p>
      <text:p text:style-name="P4"/>
      <table:table table:name="Table1" table:style-name="Table1">
        <table:table-column table:style-name="Table1.A"/>
        <table:table-column table:style-name="Table1.B"/>
        <table:table-row>
          <table:table-cell table:style-name="Table1.A1" office:value-type="string">
            <text:p text:style-name="P15">Nome</text:p>
          </table:table-cell>
          <table:table-cell table:style-name="Table1.A1" office:value-type="string">
            <text:p text:style-name="P15">Posição</text:p>
          </table:table-cell>
        </table:table-row>
        <table:table-row>
          <table:table-cell table:style-name="Table1.A2" office:value-type="string">
            <text:p text:style-name="P5">Sr. Abílio</text:p>
          </table:table-cell>
          <table:table-cell table:style-name="Table1.B2" office:value-type="string">
            <text:p text:style-name="P5">Dono da empresa e Gestor da Stand de Felgueiras</text:p>
            <text:p text:style-name="P5"/>
          </table:table-cell>
        </table:table-row>
        <table:table-row>
          <table:table-cell table:style-name="Table1.A2" office:value-type="string">
            <text:p text:style-name="P7">D. Carolina</text:p>
          </table:table-cell>
          <table:table-cell table:style-name="Table1.B2" office:value-type="string">
            <text:p text:style-name="P7">Responsável pelo atendimento ao público</text:p>
            <text:p text:style-name="P7"/>
          </table:table-cell>
        </table:table-row>
        <table:table-row>
          <table:table-cell table:style-name="Table1.A2" office:value-type="string">
            <text:p text:style-name="P5">Joana</text:p>
          </table:table-cell>
          <table:table-cell table:style-name="Table1.B2" office:value-type="string">
            <text:p text:style-name="P7">Gestora da Stand de Cabeceiras de Basto</text:p>
            <text:p text:style-name="P7"/>
          </table:table-cell>
        </table:table-row>
        <table:table-row>
          <table:table-cell table:style-name="Table1.A2" office:value-type="string">
            <text:p text:style-name="P5">Engenheiro Hugo</text:p>
          </table:table-cell>
          <table:table-cell table:style-name="Table1.B2" office:value-type="string">
            <text:p text:style-name="P7">Engenheiro de Segurança de Dados</text:p>
            <text:p text:style-name="P7"/>
          </table:table-cell>
        </table:table-row>
        <table:table-row>
          <table:table-cell table:style-name="Table1.A6" office:value-type="string">
            <text:p text:style-name="P5">Engenheiro Tomás</text:p>
          </table:table-cell>
          <table:table-cell table:style-name="Table1.B6" office:value-type="string">
            <text:p text:style-name="P7">Engenheiro de Backend e Infraestrutura</text:p>
            <text:p text:style-name="P7"/>
          </table:table-cell>
        </table:table-row>
        <table:table-row>
          <table:table-cell table:style-name="Table1.A7" office:value-type="string">
            <text:p text:style-name="P5">Engenheiro Nelson</text:p>
          </table:table-cell>
          <table:table-cell table:style-name="Table1.B7" office:value-type="string">
            <text:p text:style-name="P7">Engenheiro de Base de Dados</text:p>
            <text:p text:style-name="P7"/>
          </table:table-cell>
        </table:table-row>
      </table:table>
      <text:p text:style-name="P4"/>
      <text:p text:style-name="P4"/>
      <text:p text:style-name="P11">3. Requisitos do Sistema</text:p>
      <text:p text:style-name="P6"/>
      <text:p text:style-name="P6">O sistema deverá gerir <text:span text:style-name="Strong_20_Emphasis"><text:span text:style-name="T10">V</text:span></text:span><text:span text:style-name="Strong_20_Emphasis">eículos</text:span> (matrícula única, categoria, estado, detalhes técnicos), <text:span text:style-name="Strong_20_Emphasis"><text:span text:style-name="T10">A</text:span></text:span><text:span text:style-name="Strong_20_Emphasis">lugueres</text:span> (ID, datas, fatura), <text:span text:style-name="Strong_20_Emphasis"><text:span text:style-name="T10">C</text:span></text:span><text:span text:style-name="Strong_20_Emphasis">lientes</text:span> (NIF, contacto, dados pessoais), <text:span text:style-name="Strong_20_Emphasis"><text:span text:style-name="T10">F</text:span></text:span><text:span text:style-name="Strong_20_Emphasis">uncionários</text:span> (NIF, salário, local de trabalho) e <text:span text:style-name="Strong_20_Emphasis"><text:span text:style-name="T10">S</text:span></text:span><text:span text:style-name="Strong_20_Emphasis">tands</text:span> (ID, gestor, listas de veículos/funcionários, localização).</text:p>
      <text:p text:style-name="P6"/>
      <text:p text:style-name="P8"><text:span text:style-name="T12">Funcionalidades Principais</text:span>:</text:p>
      <text:p text:style-name="P8"/>
      <text:p text:style-name="P13"><text:span text:style-name="T11">- </text:span>Relatório diário automático com: nº de alugueres, veículos alugados, funcionários envolvidos, disponibilidade de veículos e dias restantes em alugueres ativos;</text:p>
      <text:p text:style-name="P13"/>
      <text:p text:style-name="P13">- Listagens completas de clientes, funcionários, veículos e alugueres.</text:p>
      <text:p text:style-name="P20"><text:soft-page-break/>4. Controlo de Acessos</text:p>
      <text:p text:style-name="P21"/>
      <text:p text:style-name="P14"><text:tab/>Em relação às permissões do sistema, os <text:span text:style-name="T2">F</text:span><text:span text:style-name="T1">uncionários</text:span> terão acesso completo para criar, consultar, atualizar e eliminar registos de veículos, bem como para gerir todas as informações dos clientes. No entanto, no que diz respeito às reservas, cada funcionário só poderá gerir as reservas que ele próprio registou no sistema.</text:p>
      <text:p text:style-name="P16"><text:tab/>Os <text:span text:style-name="T2">A</text:span><text:span text:style-name="T1">dministradores</text:span>, por outro lado, possuem controlo total sobre o sistema, podendo criar, consultar, atualizar e eliminar qualquer registo, incluindo veículos, alugueres e informações de clientes, sem restrições.</text:p>
      <text:p text:style-name="P16"><text:tab/>Quanto aos <text:span text:style-name="T2">C</text:span><text:span text:style-name="T1">lientes</text:span>, as suas permissões são mais limitadas. Eles apenas têm acesso de leitura, podendo visualizar os detalhes dos seus próprios alugueres e dos veículos que estão associados a esses alugueres, mas não têm permissão para fazer alterações ou aceder a informações de outros clientes ou veículos não relacionados com as suas reservas.</text:p>
      <text:p text:style-name="P18"/>
      <text:p text:style-name="P12">5. Próximos Passos</text:p>
      <text:p text:style-name="P9">Após a reunião inicial com os <text:span text:style-name="T13">gestore</text:span>s, foram definidas as seguintes ações para avançar com o projeto:</text:p>
      <text:p text:style-name="Text_20_body"><text:span text:style-name="T3"><text:tab/>Primeiramente, será agendada uma nova reunião presencial na </text:span><text:span text:style-name="Strong_20_Emphasis"><text:span text:style-name="T3">Stand de Ponta Delgada</text:span></text:span><text:span text:style-name="T3">, onde a equipa de desenvolvimento se reunirá com os gestores para aprofundar os requisitos operacionais e esclarecer eventuais dúvidas técnicas.</text:span></text:p>
      <text:p text:style-name="Text_20_body"><text:span text:style-name="T3"><text:tab/>Em seguida, serão desenvolvidos </text:span><text:span text:style-name="Strong_20_Emphasis"><text:span text:style-name="T3">questionários dirigidos aos funcionários</text:span></text:span><text:span text:style-name="T3">, com o objetivo de recolher informações detalhadas sobre os seus fluxos de trabalho, necessidades específicas e eventuais dificuldades no atual sistema de gestão.</text:span></text:p>
      <text:p text:style-name="Text_20_body"><text:span text:style-name="T3"><text:tab/>Paralelamente, serão elaborados </text:span><text:span text:style-name="Strong_20_Emphasis"><text:span text:style-name="T3">questionários anónimos para os clientes</text:span></text:span><text:span text:style-name="T3">, permitindo avaliar a sua experiência </text:span><text:span text:style-name="T6">e</text:span><text:span text:style-name="T3"> compreender as suas expectativas em relação ao novo sistema.</text:span></text:p>
      <text:p text:style-name="Text_20_body"><text:span text:style-name="T3"><text:tab/>Por fim, após a recolha de todos os dados, será realizada uma </text:span><text:span text:style-name="Strong_20_Emphasis"><text:span text:style-name="T3">validação formal dos requisitos</text:span></text:span><text:span text:style-name="T3"> com </text:span><text:span text:style-name="T6">o Sr. Abílio</text:span><text:span text:style-name="T3">, garantindo que as necessidades do negócio estão devidamente refletidas no projeto antes do início do desenvolvimento.</text:span></text:p>
      <text:p text:style-name="P17"><text:soft-page-break/></text:p>
      <text:p text:style-name="P19"><text:span text:style-name="T5">6. </text:span><text:span text:style-name="T4">Data da</text:span><text:span text:style-name="T5">s</text:span><text:span text:style-name="T4"> Próxima</text:span><text:span text:style-name="T5">s</text:span><text:span text:style-name="T4"> reuniõ</text:span><text:span text:style-name="T5">es</text:span></text:p>
      <text:p text:style-name="Text_20_body"><text:span text:style-name="T3"><text:tab/>A </text:span><text:span text:style-name="T8">seguinte</text:span><text:span text:style-name="T3"> reunião decorrerá </text:span><text:span text:style-name="Strong_20_Emphasis"><text:span text:style-name="T3">no dia 7 de março de 2025, às 09h00</text:span></text:span><text:span text:style-name="T3">, nas instalações da </text:span><text:span text:style-name="Strong_20_Emphasis"><text:span text:style-name="T3">Stand de Ponta Delgada</text:span></text:span><text:span text:style-name="T3">. Este encontro presencial terá como objetivo principal discutir em profundidade os processos operacionais com a equipa local e alinhar expectativas sobre as funcionalidades do novo sistema.</text:span></text:p>
      <text:p text:style-name="Text_20_body"><text:span text:style-name="T3"><text:tab/>Posteriormente, no </text:span><text:span text:style-name="Strong_20_Emphasis"><text:span text:style-name="T3">dia 20 de março de 2025, às 10h00</text:span></text:span><text:span text:style-name="T3">, realizar-se-á na </text:span><text:span text:style-name="Strong_20_Emphasis"><text:span text:style-name="T3">Stand de Felgueiras</text:span></text:span><text:span text:style-name="T3"> a sessão formal de </text:span><text:span text:style-name="Strong_20_Emphasis"><text:span text:style-name="T3">Validação dos Requisitos</text:span></text:span><text:span text:style-name="T3">. Nesta reunião decisiva, </text:span><text:span text:style-name="T7">será</text:span><text:span text:style-name="T3"> f</text:span><text:span text:style-name="T7">eita</text:span><text:span text:style-name="T3"> uma revisão completa dos requisitos recolhidos, assegurando que todas as necessidades do negócio estão corretamente mapeadas e que o projeto pode avançar para a fase de </text:span><text:span text:style-name="T7">modelação</text:span><text:span text:style-name="T3"> sem ambiguidades.</text:span></text:p>
      <text:p text:style-name="P16"><text:tab/>Estes dois marcos no calendário do projeto permitirão garantir um alinhamento contínuo entre todas as partes envolvidas, assegurando a qualidade e adequação da solução fi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ff0000" loext:opacity="100%" fo:font-size="20pt" style:text-underline-style="solid" style:text-underline-width="auto" style:text-underline-color="font-color" fo:font-weight="bold" officeooo:rsid="00191226" officeooo:paragraph-rsid="00191226" style:font-size-asian="20pt" style:font-weight-asian="bold" style:font-size-complex="20pt" style:font-weight-complex="bold"/>
    </style:style>
    <style:style style:name="MP2" style:family="paragraph" style:parent-style-name="Header">
      <style:paragraph-properties fo:text-align="end" style:justify-single-word="false"/>
      <style:text-properties officeooo:rsid="00191226" officeooo:paragraph-rsid="00191226"/>
    </style:style>
    <style:style style:name="MP3" style:family="paragraph" style:parent-style-name="Footer">
      <style:paragraph-properties fo:text-align="end" style:justify-single-word="false"/>
      <style:text-properties officeooo:rsid="001b25b6" officeooo:paragraph-rsid="001b25b6"/>
    </style:style>
    <style:style style:name="MT1"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316cm" svg:y="-0.291cm" svg:width="3.404cm" svg:height="3.404cm" draw:z-index="2"><draw:image xlink:href="Pictures/1000000000000400000004002DE2F8A35B3BA8B4.png" xlink:type="simple" xlink:show="embed" xlink:actuate="onLoad" draw:mime-type="image/png"/></draw:frame>Levantamento de Requisitos</text:p>
        <text:p text:style-name="MP2"/>
        <text:p text:style-name="MP2">Data: 5/03/2025 <text:s text:c="16"/></text:p>
        <text:p text:style-name="MP2">Horário: 10h00 <text:s text:c="17"/></text:p>
        <text:p text:style-name="MP2">Local: Stand de Felgueiras</text:p>
      </style:header>
      <style:footer>
        <text:p text:style-name="MP3"><draw:frame draw:style-name="Mfr1" draw:name="Image4" text:anchor-type="char" svg:x="0.309cm" svg:y="-0.15cm" svg:width="3.325cm" svg:height="3.325cm" draw:z-index="5"><draw:image xlink:href="Pictures/100000000000040000000400C24D232E6AC0BD06.png" xlink:type="simple" xlink:show="embed" xlink:actuate="onLoad" draw:mime-type="image/png"/></draw:frame></text:p>
        <text:p text:style-name="MP3"/>
        <text:p text:style-name="MP3"/>
        <text:p text:style-name="MP3">@<text:span text:style-name="MT1">Trivial BD</text:span></text:p>
        <text:p text:style-name="MP3"/>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6:11:07.887498428</meta:creation-date>
    <dc:date>2025-04-18T17:40:23.707728687</dc:date>
    <meta:editing-duration>PT24M4S</meta:editing-duration>
    <meta:editing-cycles>3</meta:editing-cycles>
    <meta:generator>LibreOffice/7.3.7.2$Linux_X86_64 LibreOffice_project/30$Build-2</meta:generator>
    <meta:document-statistic meta:table-count="1" meta:image-count="2" meta:object-count="0" meta:page-count="3" meta:paragraph-count="41" meta:word-count="569" meta:character-count="3925" meta:non-whitespace-character-count="3352"/>
  </office:meta>
</office:document-meta>
</file>